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ef4" officeooo:paragraph-rsid="00004ef4"/>
    </style:style>
    <style:style style:name="P2" style:family="paragraph" style:parent-style-name="Standard">
      <style:paragraph-properties fo:text-align="center" style:justify-single-word="false"/>
      <style:text-properties officeooo:rsid="00004ef4" officeooo:paragraph-rsid="00004ef4"/>
    </style:style>
    <style:style style:name="P3" style:family="paragraph" style:parent-style-name="Standard">
      <style:paragraph-properties fo:text-align="start" style:justify-single-word="false"/>
      <style:text-properties officeooo:rsid="00004ef4" officeooo:paragraph-rsid="00004ef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4ef4" officeooo:paragraph-rsid="00004ef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4ef4" officeooo:paragraph-rsid="0000d09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dc58" officeooo:paragraph-rsid="0000dc5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9841" officeooo:paragraph-rsid="0001984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6a46" officeooo:paragraph-rsid="00026a46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2.499cm" fo:margin-right="2.499cm" fo:text-align="start" style:justify-single-word="false" fo:text-indent="0cm" style:auto-text-indent="false" style:page-number="auto" fo:background-color="transparent">
        <style:tab-stops>
          <style:tab-stop style:position="2.491cm"/>
        </style:tab-stops>
      </style:paragraph-properties>
      <style:text-properties officeooo:rsid="00004ef4" officeooo:paragraph-rsid="00004ef4"/>
    </style:style>
    <style:style style:name="P10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04ef4" officeooo:paragraph-rsid="00004ef4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04ef4" officeooo:paragraph-rsid="00004ef4" style:font-weight-asian="bold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0d09d" style:font-weight-asian="normal" style:font-weight-complex="normal"/>
    </style:style>
    <style:style style:name="T4" style:family="text">
      <style:text-properties style:text-underline-style="none" fo:font-weight="normal" officeooo:rsid="00019841" style:font-weight-asian="normal" style:font-weight-complex="normal"/>
    </style:style>
    <style:style style:name="T5" style:family="text">
      <style:text-properties style:text-underline-style="none" fo:font-weight="normal" officeooo:rsid="00033d4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erre Maraval<text:line-break/>M1 „Histoire des Sciences et Techniques“ 2015</text:p>
      <text:p text:style-name="P1">Université de Bretagne Occidentale</text:p>
      <text:p text:style-name="P1"><text:a xlink:type="simple" xlink:href="mailto:pierre.maraval@efena.net" text:style-name="Internet_20_link" text:visited-style-name="Visited_20_Internet_20_Link">pierre.maraval@efena.net</text:a></text:p>
      <text:p text:style-name="P1"/>
      <text:p text:style-name="P1">Enseignant: <text:line-break/>Sylvain Laubé</text:p>
      <text:p text:style-name="P1">Directeur-adjoint du Centre François Viète</text:p>
      <text:p text:style-name="P1">Responsable du CPER</text:p>
      <text:p text:style-name="P1">Université de Breatgne Occidenta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E 7-3</text:p>
      <text:p text:style-name="P2"><text:span text:style-name="T1">Humanités Numériques et Enseignement</text:span></text:p>
      <text:p text:style-name="P3"/>
      <text:p text:style-name="P9">Sujet: A partir des éléments donnés dans ce cours et notamment celui de D. Cariou, proposer en justifiant et argumentant <text:s/>une architecture d’un wiki destiné à des élèves de collège dont la thématique serait l’histoire industrielle<text:bookmark text:name="_GoBack"/> du port de Brest.</text:p>
      <text:p text:style-name="P2"/>
      <text:p text:style-name="P2"/>
      <text:p text:style-name="P10">Sommaire:</text:p>
      <text:p text:style-name="P3"/>
      <text:p text:style-name="P3">Introduction</text:p>
      <text:p text:style-name="P3">Architecture du wiki</text:p>
      <text:p text:style-name="P3">Argumentation</text:p>
      <text:p text:style-name="P3">Bibliographie-webographie</text:p>
      <text:p text:style-name="P3"/>
      <text:p text:style-name="P3"/>
      <text:p text:style-name="P3"/>
      <text:p text:style-name="P11">Introduction</text:p>
      <text:p text:style-name="P4"><text:span text:style-name="T2"/></text:p>
      <text:p text:style-name="P5"><text:span text:style-name="T2">Ce devoir se donne pour but de proposer une structure de wiki sur l'histoire industrielle du port de Brest, destiné à des élèves de collège. Ce wiki viserait </text:span><text:span text:style-name="T3">pour une large</text:span><text:span text:style-name="T2"> part la transmission de connaissances historiques et la prise de conscience du patrimoine local, et d'autre part</text:span><text:span text:style-name="T3">,</text:span><text:span text:style-name="T2"> </text:span><text:span text:style-name="T3">la transmission de connaissances scientifiques et techniques. </text:span></text:p>
      <text:p text:style-name="P5"><text:span text:style-name="T3"/></text:p>
      <text:p text:style-name="P5"><text:span text:style-name="T3">Dans un double but didactique, ce wiki doit confronter les élèves aux problèmes historiques posés ou résolus par les objets présentés, et les inciter à suivre une démarche d'investigation et de résolution de problèmes scientifiques, techniques ou historiques, </text:span><text:span text:style-name="T5">pour tenter de s'inscrire dans un enseignement de l'histoire qui donne les clefs de la compréhension du monde et dans un enseignement des sciences à même de susciter un intérêt pour les sciences et techniques et les méthodes qu'elles utilisent</text:span><text:span text:style-name="T3">.</text:span></text:p>
      <text:p text:style-name="P5"><text:span text:style-name="T3"/></text:p>
      <text:p text:style-name="P5"><text:span text:style-name="T3"/></text:p>
      <text:p text:style-name="P6"><text:span text:style-name="T3">L</text:span><text:span text:style-name="T2">e wiki: un outil statique de transmission des connaissances </text:span></text:p>
      <text:p text:style-name="P6"><text:span text:style-name="T2">Ses principaux éléments: les pages, les catégories, les séries/portails, les liens hyper-textes, les tags ou marqueurs, „</text:span><text:span text:style-name="T4">voire aussi“</text:span><text:span text:style-name="T2">.</text:span></text:p>
      <text:p text:style-name="P6"><text:span text:style-name="T2"/></text:p>
      <text:p text:style-name="P7"><text:span text:style-name="T2">Difficulté : Parvenir à poser des problèmes et susciter ou supporter une démarche active et cohérente avec un outil d'information statique, conçu pour être le plus exhaustif possible.</text:span></text:p>
      <text:p text:style-name="P7"><text:span text:style-name="T2"/></text:p>
      <text:p text:style-name="P7"><text:span text:style-name="T2">Démarche:</text:span></text:p>
      <text:p text:style-name="P7"><text:span text:style-name="T2">Plusieurs types de pages</text:span></text:p>
      <text:p text:style-name="P7"><text:span text:style-name="T2">Usage limité des liens hypertextes afin de sauvegarder la cohérence des articles, réduires les distractions inutiles.</text:span></text:p>
      <text:p text:style-name="P7"><text:span text:style-name="T2"/></text:p>
      <text:p text:style-name="P8"><text:span text:style-name="T2">Des possibilités de proposition d'éd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4:46:41.456766401</meta:creation-date>
    <dc:date>2016-02-20T22:46:57.486296236</dc:date>
    <meta:editing-duration>PT1H27M44S</meta:editing-duration>
    <meta:editing-cycles>1</meta:editing-cycles>
    <meta:document-statistic meta:table-count="0" meta:image-count="0" meta:object-count="0" meta:page-count="3" meta:paragraph-count="25" meta:word-count="297" meta:character-count="2043" meta:non-whitespace-character-count="1767"/>
    <meta:generator>LibreOffice/5.0.2.2$Linux_X86_64 LibreOffice_project/00m0$Build-2</meta:generator>
  </office:meta>
</office:document-meta>
</file>